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20685601" calcext:value-type="float">
            <text:p>1,220685601</text:p>
          </table:table-cell>
          <table:table-cell office:value-type="float" office:value="0.548802793" calcext:value-type="float">
            <text:p>0,548802793</text:p>
          </table:table-cell>
          <table:table-cell office:value-type="float" office:value="0.002179304138" calcext:value-type="float">
            <text:p>0,0021793041</text:p>
          </table:table-cell>
          <table:table-cell office:value-type="float" office:value="0.0001277523115" calcext:value-type="float">
            <text:p>0,0001277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1.167241335" calcext:value-type="float">
            <text:p>1,167241335</text:p>
          </table:table-cell>
          <table:table-cell office:value-type="float" office:value="0.5835416317" calcext:value-type="float">
            <text:p>0,5835416317</text:p>
          </table:table-cell>
          <table:table-cell office:value-type="float" office:value="0.001862599747" calcext:value-type="float">
            <text:p>0,0018625997</text:p>
          </table:table-cell>
          <table:table-cell table:style-name="ce1" office:value-type="float" office:value="0.00003725199349" calcext:value-type="float">
            <text:p>3,73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1.088428736" calcext:value-type="float">
            <text:p>1,088428736</text:p>
          </table:table-cell>
          <table:table-cell office:value-type="float" office:value="0.5843498707" calcext:value-type="float">
            <text:p>0,5843498707</text:p>
          </table:table-cell>
          <table:table-cell office:value-type="float" office:value="0.0003032611567" calcext:value-type="float">
            <text:p>0,0003032612</text:p>
          </table:table-cell>
          <table:table-cell table:style-name="ce1" office:value-type="float" office:value="0.00000739661391" calcext:value-type="float">
            <text:p>7,40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1.135090709" calcext:value-type="float">
            <text:p>1,135090709</text:p>
          </table:table-cell>
          <table:table-cell office:value-type="float" office:value="0.5814288855" calcext:value-type="float">
            <text:p>0,5814288855</text:p>
          </table:table-cell>
          <table:table-cell office:value-type="float" office:value="0.000908526883" calcext:value-type="float">
            <text:p>0,0009085269</text:p>
          </table:table-cell>
          <table:table-cell table:style-name="ce1" office:value-type="float" office:value="0.00002215919085" calcext:value-type="float">
            <text:p>2,22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1.044308782" calcext:value-type="float">
            <text:p>1,044308782</text:p>
          </table:table-cell>
          <table:table-cell office:value-type="float" office:value="0.5980549455" calcext:value-type="float">
            <text:p>0,5980549455</text:p>
          </table:table-cell>
          <table:table-cell office:value-type="float" office:value="0.0003308288287" calcext:value-type="float">
            <text:p>0,0003308288</text:p>
          </table:table-cell>
          <table:table-cell table:style-name="ce1" office:value-type="float" office:value="0.000007351751719" calcext:value-type="float">
            <text:p>7,35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1.05251658" calcext:value-type="float">
            <text:p>1,05251658</text:p>
          </table:table-cell>
          <table:table-cell office:value-type="float" office:value="0.5986251235" calcext:value-type="float">
            <text:p>0,5986251235</text:p>
          </table:table-cell>
          <table:table-cell office:value-type="float" office:value="0.0005286654341" calcext:value-type="float">
            <text:p>0,0005286654</text:p>
          </table:table-cell>
          <table:table-cell table:style-name="ce1" office:value-type="float" office:value="0.000007342575373" calcext:value-type="float">
            <text:p>7,34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1.140931129" calcext:value-type="float">
            <text:p>1,140931129</text:p>
          </table:table-cell>
          <table:table-cell office:value-type="float" office:value="0.5867557526" calcext:value-type="float">
            <text:p>0,5867557526</text:p>
          </table:table-cell>
          <table:table-cell office:value-type="float" office:value="0.0004316809936" calcext:value-type="float">
            <text:p>0,000431681</text:p>
          </table:table-cell>
          <table:table-cell table:style-name="ce1" office:value-type="float" office:value="0.00001463325407" calcext:value-type="float">
            <text:p>1,46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1.055113554" calcext:value-type="float">
            <text:p>1,055113554</text:p>
          </table:table-cell>
          <table:table-cell office:value-type="float" office:value="0.5934684277" calcext:value-type="float">
            <text:p>0,5934684277</text:p>
          </table:table-cell>
          <table:table-cell office:value-type="float" office:value="0.0004013719736" calcext:value-type="float">
            <text:p>0,000401372</text:p>
          </table:table-cell>
          <table:table-cell table:style-name="ce1" office:value-type="float" office:value="0.000007297672255" calcext:value-type="float">
            <text:p>7,30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1.036390781" calcext:value-type="float">
            <text:p>1,036390781</text:p>
          </table:table-cell>
          <table:table-cell office:value-type="float" office:value="0.5998111963" calcext:value-type="float">
            <text:p>0,5998111963</text:p>
          </table:table-cell>
          <table:table-cell office:value-type="float" office:value="0.0001454809972" calcext:value-type="float">
            <text:p>0,000145481</text:p>
          </table:table-cell>
          <table:table-cell table:style-name="ce1" office:value-type="float" office:value="0.000007274049949" calcext:value-type="float">
            <text:p>7,27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46" calcext:value-type="float">
            <text:p>70246</text:p>
          </table:table-cell>
          <table:table-cell office:value-type="float" office:value="1.226309776" calcext:value-type="float">
            <text:p>1,226309776</text:p>
          </table:table-cell>
          <table:table-cell office:value-type="float" office:value="0.5983527899" calcext:value-type="float">
            <text:p>0,5983527899</text:p>
          </table:table-cell>
          <table:table-cell office:value-type="float" office:value="0.0007414622814" calcext:value-type="float">
            <text:p>0,0007414623</text:p>
          </table:table-cell>
          <table:table-cell table:style-name="ce1" office:value-type="float" office:value="0.00001453847563" calcext:value-type="float">
            <text:p>1,45E-005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167016983" calcext:value-type="float">
            <text:p>1,1167016983</text:p>
          </table:table-cell>
          <table:table-cell table:formula="of:=AVERAGE([.D2:.D11])" office:value-type="float" office:value="0.58731914164" calcext:value-type="float">
            <text:p>0,5873191416</text:p>
          </table:table-cell>
          <table:table-cell table:formula="of:=AVERAGE([.E2:.E11])" office:value-type="float" office:value="0.00078331824333" calcext:value-type="float">
            <text:p>0,0007833182</text:p>
          </table:table-cell>
          <table:table-cell table:formula="of:=AVERAGE([.F2:.F11])" office:value-type="float" office:value="0.0000252997888746" calcext:value-type="float">
            <text:p>2,52997888746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53:11.719213965</dc:date>
    <meta:document-statistic meta:table-count="1" meta:cell-count="70" meta:object-count="0"/>
    <meta:generator>LibreOffice/4.1.4.2$Linux_X86_64 LibreOffice_project/410m0$Build-2</meta:generator>
  </office:meta>
</office:document-meta>
</file>